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6a9955" fo:background-color="#1e1e1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d4d4d4" fo:background-color="#1e1e1e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569cd6"/>
    </style:style>
    <style:style style:name="T3" style:family="text">
      <style:text-properties fo:color="#569cd6" style:font-name="Consolas" fo:font-size="10.5pt" fo:font-weight="normal"/>
    </style:style>
    <style:style style:name="T4" style:family="text">
      <style:text-properties fo:color="#9cdcfe"/>
    </style:style>
    <style:style style:name="T5" style:family="text">
      <style:text-properties fo:color="#9cdcfe" style:font-name="Consolas" fo:font-size="10.5pt" fo:font-weight="normal"/>
    </style:style>
    <style:style style:name="T6" style:family="text">
      <style:text-properties fo:color="#b5cea8"/>
    </style:style>
    <style:style style:name="T7" style:family="text">
      <style:text-properties fo:color="#b5cea8" style:font-name="Consolas" fo:font-size="10.5pt" fo:font-weight="normal"/>
    </style:style>
    <style:style style:name="T8" style:family="text">
      <style:text-properties fo:color="#dcdcaa"/>
    </style:style>
    <style:style style:name="T9" style:family="text">
      <style:text-properties fo:color="#dcdcaa" style:font-name="Consolas" fo:font-size="10.5pt" fo:font-weight="normal"/>
    </style:style>
    <style:style style:name="T10" style:family="text">
      <style:text-properties fo:color="#c586c0" style:font-name="Consolas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font-size="10.5pt" fo:font-weight="normal"/>
    </style:style>
    <style:style style:name="T13" style:family="text">
      <style:text-properties fo:color="#808080"/>
    </style:style>
    <style:style style:name="T14" style:family="text">
      <style:text-properties fo:color="#808080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.dotContainer {</text:p>
      <text:p text:style-name="P4">  <text:span text:style-name="T1">display: block;</text:span></text:p>
      <text:p text:style-name="P4">  <text:span text:style-name="T1">position: relative;</text:span></text:p>
      <text:p text:style-name="P4">  <text:span text:style-name="T1">text-align: center;</text:span></text:p>
      <text:p text:style-name="P4">  <text:span text:style-name="T1">top: 15px;</text:span></text:p>
      <text:p text:style-name="P3">}</text:p>
      <text:p text:style-name="P5"/>
      <text:p text:style-name="P3">.dot {</text:p>
      <text:p text:style-name="P4">  <text:span text:style-name="T1">cursor: pointer;</text:span></text:p>
      <text:p text:style-name="P4">  <text:span text:style-name="T1">height: 15px;</text:span></text:p>
      <text:p text:style-name="P4">  <text:span text:style-name="T1">width: 15px;</text:span></text:p>
      <text:p text:style-name="P4">  <text:span text:style-name="T1">background-color: darkgray;</text:span></text:p>
      <text:p text:style-name="P4">  <text:span text:style-name="T1">border-radius: 50%;</text:span></text:p>
      <text:p text:style-name="P4">  <text:span text:style-name="T1">display: inline-block;</text:span></text:p>
      <text:p text:style-name="P3">}</text:p>
      <text:p text:style-name="P5"/>
      <text:p text:style-name="P3">.dot:hover {</text:p>
      <text:p text:style-name="P4">  <text:span text:style-name="T1">background-color: black;</text:span></text:p>
      <text:p text:style-name="P3">}</text:p>
      <text:p text:style-name="Standard"/>
      <text:p text:style-name="Standard"/>
      <text:p text:style-name="Standard"/>
      <text:p text:style-name="P1"><text:span text:style-name="T2">let</text:span> <text:span text:style-name="T4">x</text:span> = <text:span text:style-name="T6">2</text:span>;</text:p>
      <text:p text:style-name="P5"/>
      <text:p text:style-name="P1"><text:span text:style-name="T8">setTimeout</text:span>(<text:span text:style-name="T8">change</text:span>, <text:span text:style-name="T6">4000</text:span>);</text:p>
      <text:p text:style-name="P5"/>
      <text:p text:style-name="P1"><text:span text:style-name="T2">function</text:span> <text:span text:style-name="T8">change</text:span>() {</text:p>
      <text:p text:style-name="P2">  <text:span text:style-name="T10">if</text:span><text:span text:style-name="T1"> (</text:span><text:span text:style-name="T5">x</text:span><text:span text:style-name="T1"> &lt;= </text:span><text:span text:style-name="T7">3</text:span><text:span text:style-name="T1">) {</text:span></text:p>
      <text:p text:style-name="P2">    <text:span text:style-name="T5">document</text:span><text:span text:style-name="T1">.</text:span><text:span text:style-name="T9">getElementById</text:span><text:span text:style-name="T1">(</text:span><text:span text:style-name="T12">"img1"</text:span><text:span text:style-name="T1">).</text:span><text:span text:style-name="T5">src</text:span><text:span text:style-name="T1"> =</text:span></text:p>
      <text:p text:style-name="P2">      <text:span text:style-name="T12">"slide1/first_img/slide ("</text:span><text:span text:style-name="T1"> + </text:span><text:span text:style-name="T5">x</text:span><text:span text:style-name="T1"> + </text:span><text:span text:style-name="T12">").jpg"</text:span><text:span text:style-name="T1">;</text:span></text:p>
      <text:p text:style-name="P2">    <text:span text:style-name="T5">document</text:span><text:span text:style-name="T1">.</text:span><text:span text:style-name="T9">getElementById</text:span><text:span text:style-name="T1">(</text:span><text:span text:style-name="T12">"img2"</text:span><text:span text:style-name="T1">).</text:span><text:span text:style-name="T5">src</text:span><text:span text:style-name="T1"> =</text:span></text:p>
      <text:p text:style-name="P2">      <text:span text:style-name="T12">"slide1/second_img/slide ("</text:span><text:span text:style-name="T1"> + </text:span><text:span text:style-name="T5">x</text:span><text:span text:style-name="T1"> + </text:span><text:span text:style-name="T12">").jpg"</text:span><text:span text:style-name="T1">;</text:span></text:p>
      <text:p text:style-name="P2">    <text:span text:style-name="T5">document</text:span><text:span text:style-name="T1">.</text:span><text:span text:style-name="T9">getElementById</text:span><text:span text:style-name="T1">(</text:span><text:span text:style-name="T12">"img3"</text:span><text:span text:style-name="T1">).</text:span><text:span text:style-name="T5">src</text:span><text:span text:style-name="T1"> =</text:span></text:p>
      <text:p text:style-name="P2">      <text:span text:style-name="T12">"slide1/third_img/slide ("</text:span><text:span text:style-name="T1"> + </text:span><text:span text:style-name="T5">x</text:span><text:span text:style-name="T1"> + </text:span><text:span text:style-name="T12">").jpg"</text:span><text:span text:style-name="T1">;</text:span></text:p>
      <text:p text:style-name="P2">  <text:span text:style-name="T1">} </text:span><text:span text:style-name="T10">else</text:span><text:span text:style-name="T1"> {</text:span></text:p>
      <text:p text:style-name="P2">    <text:span text:style-name="T5">x</text:span><text:span text:style-name="T1"> = </text:span><text:span text:style-name="T7">1</text:span><text:span text:style-name="T1">;</text:span></text:p>
      <text:p text:style-name="P2">    <text:span text:style-name="T5">document</text:span><text:span text:style-name="T1">.</text:span><text:span text:style-name="T9">getElementById</text:span><text:span text:style-name="T1">(</text:span><text:span text:style-name="T12">"img1"</text:span><text:span text:style-name="T1">).</text:span><text:span text:style-name="T5">src</text:span><text:span text:style-name="T1"> =</text:span></text:p>
      <text:p text:style-name="P2">      <text:span text:style-name="T12">"slide1/first_img/slide ("</text:span><text:span text:style-name="T1"> + </text:span><text:span text:style-name="T5">x</text:span><text:span text:style-name="T1"> + </text:span><text:span text:style-name="T12">").jpg"</text:span><text:span text:style-name="T1">;</text:span></text:p>
      <text:p text:style-name="P2">    <text:span text:style-name="T5">document</text:span><text:span text:style-name="T1">.</text:span><text:span text:style-name="T9">getElementById</text:span><text:span text:style-name="T1">(</text:span><text:span text:style-name="T12">"img2"</text:span><text:span text:style-name="T1">).</text:span><text:span text:style-name="T5">src</text:span><text:span text:style-name="T1"> =</text:span></text:p>
      <text:p text:style-name="P2">      <text:span text:style-name="T12">"slide1/second_img/slide ("</text:span><text:span text:style-name="T1"> + </text:span><text:span text:style-name="T5">x</text:span><text:span text:style-name="T1"> + </text:span><text:span text:style-name="T12">").jpg"</text:span><text:span text:style-name="T1">;</text:span></text:p>
      <text:p text:style-name="P2">    <text:span text:style-name="T5">document</text:span><text:span text:style-name="T1">.</text:span><text:span text:style-name="T9">getElementById</text:span><text:span text:style-name="T1">(</text:span><text:span text:style-name="T12">"img3"</text:span><text:span text:style-name="T1">).</text:span><text:span text:style-name="T5">src</text:span><text:span text:style-name="T1"> =</text:span></text:p>
      <text:p text:style-name="P2">      <text:span text:style-name="T12">"slide1/third_img/slide ("</text:span><text:span text:style-name="T1"> + </text:span><text:span text:style-name="T5">x</text:span><text:span text:style-name="T1"> + </text:span><text:span text:style-name="T12">").jpg"</text:span><text:span text:style-name="T1">;</text:span></text:p>
      <text:p text:style-name="P2">  <text:span text:style-name="T1">}</text:span></text:p>
      <text:p text:style-name="P2">  <text:span text:style-name="T5">x</text:span><text:span text:style-name="T1">++;</text:span></text:p>
      <text:p text:style-name="P2">  <text:span text:style-name="T9">setTimeout</text:span><text:span text:style-name="T1">(</text:span><text:span text:style-name="T9">change</text:span><text:span text:style-name="T1">, </text:span><text:span text:style-name="T7">4000</text:span><text:span text:style-name="T1">);</text:span></text:p>
      <text:p text:style-name="P1">}</text:p>
      <text:p text:style-name="P1"/>
      <text:p text:style-name="P1"><text:soft-page-break/>     <text:span text:style-name="T13">&lt;</text:span><text:span text:style-name="T2">div</text:span> <text:span text:style-name="T4">class</text:span>=<text:span text:style-name="T11">"slideImg"</text:span><text:span text:style-name="T13">&gt;</text:span></text:p>
      <text:p text:style-name="P2">          <text:span text:style-name="T14">&lt;</text:span><text:span text:style-name="T3">img</text:span><text:span text:style-name="T1"> </text:span><text:span text:style-name="T5">id</text:span><text:span text:style-name="T1">=</text:span><text:span text:style-name="T12">"img1"</text:span><text:span text:style-name="T1"> </text:span><text:span text:style-name="T5">src</text:span><text:span text:style-name="T1">=</text:span><text:span text:style-name="T12">"slide1/first_img/slide (1).jpg"</text:span><text:span text:style-name="T1"> </text:span><text:span text:style-name="T14">/&gt;</text:span></text:p>
      <text:p text:style-name="P2">        <text:span text:style-name="T14">&lt;/</text:span><text:span text:style-name="T3">div</text:span><text:span text:style-name="T14">&gt;</text:span></text:p>
      <text:p text:style-name="P2">        <text:span text:style-name="T14">&lt;</text:span><text:span text:style-name="T3">div</text:span><text:span text:style-name="T1"> </text:span><text:span text:style-name="T5">class</text:span><text:span text:style-name="T1">=</text:span><text:span text:style-name="T12">"slideImg"</text:span><text:span text:style-name="T14">&gt;</text:span></text:p>
      <text:p text:style-name="P2">          <text:span text:style-name="T14">&lt;</text:span><text:span text:style-name="T3">img</text:span><text:span text:style-name="T1"> </text:span><text:span text:style-name="T5">id</text:span><text:span text:style-name="T1">=</text:span><text:span text:style-name="T12">"img2"</text:span><text:span text:style-name="T1"> </text:span><text:span text:style-name="T5">src</text:span><text:span text:style-name="T1">=</text:span><text:span text:style-name="T12">"slide1/second_img/slide (1).jpg"</text:span><text:span text:style-name="T1"> </text:span><text:span text:style-name="T14">/&gt;</text:span></text:p>
      <text:p text:style-name="P2">        <text:span text:style-name="T14">&lt;/</text:span><text:span text:style-name="T3">div</text:span><text:span text:style-name="T14">&gt;</text:span></text:p>
      <text:p text:style-name="P2">        <text:span text:style-name="T14">&lt;</text:span><text:span text:style-name="T3">div</text:span><text:span text:style-name="T1"> </text:span><text:span text:style-name="T5">class</text:span><text:span text:style-name="T1">=</text:span><text:span text:style-name="T12">"slideImg"</text:span><text:span text:style-name="T14">&gt;</text:span></text:p>
      <text:p text:style-name="P2">          <text:span text:style-name="T14">&lt;</text:span><text:span text:style-name="T3">img</text:span><text:span text:style-name="T1"> </text:span><text:span text:style-name="T5">id</text:span><text:span text:style-name="T1">=</text:span><text:span text:style-name="T12">"img3"</text:span><text:span text:style-name="T1"> </text:span><text:span text:style-name="T5">src</text:span><text:span text:style-name="T1">=</text:span><text:span text:style-name="T12">"slide1/third_img/slide (1).jpg"</text:span><text:span text:style-name="T1"> </text:span><text:span text:style-name="T14">/&gt;</text:span></text:p>
      <text:p text:style-name="P2">        <text:span text:style-name="T14">&lt;/</text:span><text:span text:style-name="T3">div</text:span><text:span text:style-name="T14">&gt;</text:span></text:p>
      <text:p text:style-name="P2">      <text:span text:style-name="T14">&lt;/</text:span><text:span text:style-name="T3">div</text:span><text:span text:style-name="T14">&gt;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6-22T08:17:02.283000000</dc:date>
    <meta:editing-duration>PT1M4S</meta:editing-duration>
    <meta:editing-cycles>2</meta:editing-cycles>
    <meta:document-statistic meta:table-count="0" meta:image-count="0" meta:object-count="0" meta:page-count="2" meta:paragraph-count="49" meta:word-count="129" meta:character-count="1244" meta:non-whitespace-character-count="987"/>
  </office:meta>
</office:document-meta>
</file>